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6891" officeooo:paragraph-rsid="00186891"/>
    </style:style>
    <style:style style:name="P2" style:family="paragraph" style:parent-style-name="Standard">
      <style:paragraph-properties fo:line-height="200%"/>
      <style:text-properties officeooo:rsid="00186891" officeooo:paragraph-rsid="00186891"/>
    </style:style>
    <style:style style:name="P3" style:family="paragraph" style:parent-style-name="Standard">
      <style:paragraph-properties fo:line-height="200%"/>
      <style:text-properties style:text-underline-style="solid" style:text-underline-width="auto" style:text-underline-color="font-color" fo:font-weight="bold" officeooo:rsid="00186891" officeooo:paragraph-rsid="00186891" style:font-weight-asian="bold" style:font-weight-complex="bold"/>
    </style:style>
    <style:style style:name="P4" style:family="paragraph" style:parent-style-name="Standard">
      <style:paragraph-properties fo:line-height="200%"/>
      <style:text-properties style:text-underline-style="none" officeooo:rsid="00186891" officeooo:paragraph-rsid="0018689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project 4 – Interactive Visualization</text:p>
      <text:p text:style-name="P1">Anil Patel and Nathan Lepore</text:p>
      <text:p text:style-name="P1"/>
      <text:p text:style-name="P3">Overview</text:p>
      <text:p text:style-name="P2">The general idea of our project is a top-down, two-player arcade game. Playing the game involves the screen being split into two halves, one for each player. Before gameplay begins each play can place three barriers on their side to protect themselves. Once the game starts the two players compete to shoot projectiles with pong style physics to hit the other player. Our minimum viable product will be a game version with extremely limited graphics and mechanics. Stretch goals will be adding nicer graphics, more functional gameplay mechanics and a nicer user interface.</text:p>
      <text:p text:style-name="P3">Learning Goals</text:p>
      <text:p text:style-name="P4"><text:span text:style-name="T1">Anil</text:span> – learn usage and functionality of objects better. Understand and develop interface and graphic coding to develop the game.</text:p>
      <text:p text:style-name="P4"><text:span text:style-name="T1">Nathan</text:span> – Tackle a project from a system level and understand what different modules and functions I will have to implement. Also understand how to update things in real time and how to effectively use classes. </text:p>
      <text:p text:style-name="P4"><text:span text:style-name="T2">Library</text:span> – Pygame</text:p>
      <text:p text:style-name="P3">Mid-Project Check-in</text:p>
      <text:p text:style-name="P4">By the check-in we plan on having some sort of graphic interface to visualize our work, a stretch goal being a working minimum viable product at this point.</text:p>
      <text:p text:style-name="P3">Biggest Risks</text:p>
      <text:p text:style-name="P4">Being able to split up the work well and appropriately managing time so that we have enough time between SoftDes and other classes/projects to realize our go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4:18:02.249096692</meta:creation-date>
    <dc:date>2017-02-23T14:42:34.224989680</dc:date>
    <meta:editing-duration>PT13M31S</meta:editing-duration>
    <meta:editing-cycles>1</meta:editing-cycles>
    <meta:document-statistic meta:table-count="0" meta:image-count="0" meta:object-count="0" meta:page-count="1" meta:paragraph-count="12" meta:word-count="220" meta:character-count="1367" meta:non-whitespace-character-count="1154"/>
    <meta:generator>LibreOffice/5.1.4.2$Linux_X86_64 LibreOffice_project/10m0$Build-2</meta:generator>
  </office:meta>
</office:document-meta>
</file>